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4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low accrual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low accrual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lack of funding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ee termination reason in detailed description.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lack of enrollmen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low enrollmen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oor accrual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ow enrollmen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ponsor decisi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oor enrollmen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ack of accrual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low recruitmen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usiness decisio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ack of recruitment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oor recruitment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dministratively complete.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ck of efficac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nsufficient enrollmen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insufficient recruitme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o participants enrolled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1:14:58.377488910</meta:creation-date>
    <dc:date>2018-01-14T11:29:23.123030500</dc:date>
    <meta:editing-duration>PT14M25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